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280000001E08C8F6F7F8229DD6F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draw:frame draw:style-name="fr1" draw:name="Image1" text:anchor-type="char" svg:width="2.1543in" svg:height="1.6154in" draw:z-index="0"><draw:image xlink:href="Pictures/1000020100000280000001E08C8F6F7F8229DD6F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5-05T22:54:39.196000000</meta:creation-date>
    <dc:date>2020-06-12T13:09:27.829671113</dc:date>
    <meta:editing-duration>PT3M14S</meta:editing-duration>
    <meta:editing-cycles>4</meta:editing-cycles>
    <meta:generator>LibreOfficeDev/7.1.0.0.alpha0$Linux_X86_64 LibreOffice_project/ff508f6d8a3e58d29e9e7622006a7103fb0a2849</meta:generator>
    <meta:document-statistic meta:table-count="1" meta:image-count="1" meta:object-count="0" meta:page-count="1" meta:paragraph-count="0" meta:word-count="0" meta:character-count="0" meta:non-whitespace-character-count="0"/>
  </office:meta>
</office:document-meta>
</file>